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LLM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list text:style-name="L2">
              <text:list-item>
                <text:p text:style-name="P1">Large Language Model</text:p>
              </text:list-item>
              <text:list-item>
                <text:p text:style-name="P1">Tränad på enorma mängder text för att lära sig mönster i språk</text:p>
                <text:list>
                  <text:list-item>
                    <text:p text:style-name="P1">GPT-5 20-25 biljoner tokens, en token ~5b =&gt; 100Tb text</text:p>
                  </text:list-item>
                </text:list>
              </text:list-item>
              <text:list-item>
                <text:p text:style-name="P1">Läser in text och beräknar det mest sannolika alternative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L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Kan sedan svara på frågor</text:p>
                <text:list>
                  <text:list-item>
                    <text:p>Hur många innevånare har Sverige</text:p>
                  </text:list-item>
                  <text:list-item>
                    <text:p>Skriv en funktion i C som tar en lista med heltal och sorterar dem i fallande ordning</text:p>
                  </text:list-item>
                </text:list>
              </text:list-item>
              <text:list-item>
                <text:p>Kan hallucinera</text:p>
                <text:list>
                  <text:list-item>
                    <text:p>Hittar på ett svar som inte är korrek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ent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Har ett mål</text:p>
              </text:list-item>
              <text:list-item>
                <text:p>Kan bryta ner målet i mindre steg</text:p>
              </text:list-item>
              <text:list-item>
                <text:p>Kan ta initiativ</text:p>
              </text:list-item>
              <text:list-item>
                <text:p>Kan använda verktyg</text:p>
              </text:list-item>
              <text:list-item>
                <text:p>Kan minn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RA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DF eller annan text</text:p>
                <text:list>
                  <text:list-item>
                    <text:p>Delas upp i chunks, 200-1000 tokens</text:p>
                  </text:list-item>
                  <text:list-item>
                    <text:p>Embedding skapas, lista med siffror, t.ex. 1536 tal</text:p>
                  </text:list-item>
                  <text:list-item>
                    <text:p>Embedding sparas i en vektordatabas</text:p>
                  </text:list-item>
                </text:list>
              </text:list-item>
              <text:list-item>
                <text:p>Frågor görs om till embedding</text:p>
              </text:list-item>
              <text:list-item>
                <text:p>Matchas i databasen och träffarna skickas till LLM:en som kontex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LangChain4j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PI mot olika leverantörers LLM</text:p>
              </text:list-item>
              <text:list-item>
                <text:p>Stöd för</text:p>
                <text:list>
                  <text:list-item>
                    <text:p>RAG</text:p>
                  </text:list-item>
                  <text:list-item>
                    <text:p>Minne och konversation</text:p>
                  </text:list-item>
                  <text:list-item>
                    <text:p>Funktionsanrop</text:p>
                  </text:list-item>
                  <text:list-item>
                    <text:p>Integration med Spring Boot, Quarkus mfl</text:p>
                  </text:list-item>
                  <text:list-item>
                    <text:p>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llama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Laddar ner och kör modeller lokalt</text:p>
              </text:list-item>
              <text:list-item>
                <text:p>Kommando och API</text:p>
              </text:list-item>
              <text:list-item>
                <text:p>Stöd för en mängd modeller</text:p>
                <text:list>
                  <text:list-item>
                    <text:p>Meta Llama</text:p>
                  </text:list-item>
                  <text:list-item>
                    <text:p>Google Gemma </text:p>
                  </text:list-item>
                  <text:list-item>
                    <text:p>Deepsee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llam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Modellerna är olika storlekar</text:p>
                <text:list>
                  <text:list-item>
                    <text:p>Ju större desto bättre</text:p>
                  </text:list-item>
                  <text:list-item>
                    <text:p>Större modell =&gt; längre tid att få svar</text:p>
                  </text:list-item>
                  <text:list-item>
                    <text:p>Llama3.1</text:p>
                    <text:list>
                      <text:list-item>
                        <text:p>8b =&gt; 4.9GB</text:p>
                      </text:list-item>
                      <text:list-item>
                        <text:p>70b =&gt; 43GB</text:p>
                      </text:list-item>
                      <text:list-item>
                        <text:p>405b =&gt; 243GB</text:p>
                      </text:list-item>
                    </text:list>
                  </text:list-item>
                </text:list>
              </text:list-item>
              <text:list-item>
                <text:p>b = miljarder parametrar</text:p>
                <text:list>
                  <text:list-item>
                    <text:p>parameter = justerbar vikt i neuronnätmode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5-08-09T08:44:48.780515028</meta:creation-date>
    <dc:date>2025-08-09T09:20:27.106142043</dc:date>
    <meta:editing-duration>PT14M16S</meta:editing-duration>
    <meta:editing-cycles>3</meta:editing-cycles>
    <meta:generator>LibreOffice/7.3.3.2$MacOSX_AARCH64 LibreOffice_project/d1d0ea68f081ee2800a922cac8f79445e4603348</meta:generator>
    <meta:document-statistic meta:object-count="49"/>
  </office:meta>
</office:document-meta>
</file>